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proxima-med" svg:font-family="proxima-med"/>
  </office:font-face-decls>
  <office:automatic-styles>
    <style:style style:name="P1" style:family="paragraph" style:parent-style-name="Standard">
      <style:paragraph-properties fo:text-align="start" style:justify-single-word="false">
        <style:tab-stops>
          <style:tab-stop style:position="0.4118in"/>
        </style:tab-stops>
      </style:paragraph-properties>
      <style:text-properties officeooo:paragraph-rsid="000774a6"/>
    </style:style>
    <style:style style:name="P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0774a6"/>
    </style:style>
    <style:style style:name="P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weight="normal" officeooo:paragraph-rsid="000774a6" style:font-weight-asian="normal"/>
    </style:style>
    <style:style style:name="P4" style:family="paragraph" style:parent-style-name="Standard">
      <style:text-properties officeooo:rsid="00096c8b"/>
    </style:style>
    <style:style style:name="P5" style:family="paragraph" style:parent-style-name="Standard">
      <style:text-properties fo:font-variant="normal" fo:text-transform="none" fo:color="#333333" loext:opacity="100%" style:font-name="Liberation Serif" fo:font-size="12pt" fo:letter-spacing="normal" fo:font-style="normal" fo:font-weight="normal" officeooo:rsid="000a76dd" style:font-size-asian="12pt" style:font-size-complex="12pt"/>
    </style:style>
    <style:style style:name="P6" style:family="paragraph" style:parent-style-name="Standard">
      <style:text-properties officeooo:rsid="000ec373" officeooo:paragraph-rsid="000ec373"/>
    </style:style>
    <style:style style:name="T1" style:family="text">
      <style:text-properties fo:color="#5482ff" loext:opacity="100%" style:font-name="Helvetica" fo:language="zxx" fo:country="none" style:text-underline-style="solid" style:text-underline-width="auto" style:text-underline-color="font-color" style:font-name-asian="Helvetica1" style:language-asian="zxx" style:country-asian="none" style:language-complex="zxx" style:country-complex="none"/>
    </style:style>
    <style:style style:name="T2" style:family="text">
      <style:text-properties fo:color="#5482ff" loext:opacity="100%" style:font-name="Helvetica" fo:language="zxx" fo:country="none" style:text-underline-style="solid" style:text-underline-width="auto" style:text-underline-color="font-color" style:font-name-asian="Helvetica1" style:language-asian="zxx" style:country-asian="none" style:language-complex="zxx" style:country-complex="none" style:font-weight-complex="normal"/>
    </style:style>
    <style:style style:name="T3" style:family="text">
      <style:text-properties officeooo:rsid="00096c8b"/>
    </style:style>
    <style:style style:name="T4" style:family="text">
      <style:text-properties officeooo:rsid="000a76dd"/>
    </style:style>
    <style:style style:name="T5"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333333" loext:opacity="100%" style:font-name="Liberation Serif" fo:font-size="12pt" fo:letter-spacing="normal" fo:font-style="normal" fo:font-weight="normal" officeooo:rsid="000a76dd" style:font-size-asian="12pt" style:font-size-complex="12pt"/>
    </style:style>
    <style:style style:name="T7" style:family="text">
      <style:text-properties style:font-name="Liberation Serif" fo:font-size="12pt" officeooo:rsid="000a76dd" style:font-size-asian="12pt" style:font-size-complex="12pt"/>
    </style:style>
    <style:style style:name="T8" style:family="text">
      <style:text-properties officeooo:rsid="000ba5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dable, CodingKeys &amp; @escaping closures. After reading the articles please write a short 1-2 paragraph response as to your understanding of the topics covered and the differences between making network calls using the Codable protocol and the JSONSerialization class.</text:p>
      <text:p text:style-name="P2"/>
      <text:p text:style-name="P1"><text:a xlink:type="simple" xlink:href="https://www.appypie.com/escaping-closures-swift" text:style-name="Standard" text:visited-style-name="Standard"><text:span text:style-name="T2">https://www.appypie.com/escaping-closures-swift</text:span></text:a></text:p>
      <text:p text:style-name="P1"/>
      <text:p text:style-name="P1"><text:a xlink:type="simple" xlink:href="https://betterprogramming.pub/escaping-and-non-escaping-closures-in-swift-fe2866309599" text:style-name="Standard" text:visited-style-name="Standard"><text:span text:style-name="T1">https://betterprogramming.pub/escaping-and-non-escaping-closures-in-swift-fe2866309599</text:span></text:a></text:p>
      <text:p text:style-name="P1"/>
      <text:p text:style-name="P1"><text:a xlink:type="simple" xlink:href="https://developer.apple.com/documentation/foundation/archives_and_serialization/encoding_and_decoding_custom_types" text:style-name="Standard" text:visited-style-name="Standard"><text:span text:style-name="T2">https://developer.apple.com/documentation/foundation/archives_and_serialization/encoding_and_decoding_custom_types</text:span></text:a></text:p>
      <text:p text:style-name="Standard"/>
      <text:p text:style-name="Standard">----------------------------------------------------------------------------------------------------------------------------</text:p>
      <text:p text:style-name="P4"/>
      <text:p text:style-name="Standard"><text:span text:style-name="T3">@escaping </text:span><text:span text:style-name="T4">closures </text:span><text:span text:style-name="T3">are those that can be executed or called later, after the function that contains them has finished executing. In other words, the closure "escapes" </text:span><text:span text:style-name="T4">from the </text:span><text:span text:style-name="T3">function’</text:span><text:span text:style-name="T4">s scope</text:span><text:span text:style-name="T3">. </text:span><text:span text:style-name="T4">By default all closures are @non-escaping, that’s why @escaping </text:span><text:span text:style-name="T8">keyword has to be used when</text:span><text:span text:style-name="T4"> an escaping closure </text:span><text:span text:style-name="T8">is used </text:span><text:span text:style-name="T4">instea</text:span><text:span text:style-name="T7">d. They h</text:span><text:span text:style-name="T5">ave an inherent risk: strong reference cycles, </text:span><text:span text:style-name="T6">which can be avoided by using a capture list, like [weak self].</text:span></text:p>
      <text:p text:style-name="P5"/>
      <text:p text:style-name="Standard">Usage of self is an explicit acknowledgment of referencing (also known as capturing) a construct (class/struct/enum) in a closure, the implication being that self will not be deallocated until said closure is deallocated. Hence you should be very careful when using self inside a closure or else you will end up with retain cycles.</text:p>
      <text:p text:style-name="Standard"/>
      <text:p text:style-name="P6">Codable keyword references to both Encodable and Decodable protocols on custom types. Any type whose properties are codable automatically conforms to Codable just by declaring that conformance. This enables serialization of types to and from any of the built-in data formats, and any formats provided by custom encoders and decoders. Keywords: Codable, Encodable, Decod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proxima-med" svg:font-family="proxima-m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2T20:47:41.269790122</meta:creation-date>
    <dc:date>2021-12-06T19:11:22.834487534</dc:date>
    <meta:editing-duration>P2DT13H21M11S</meta:editing-duration>
    <meta:editing-cycles>4</meta:editing-cycles>
    <meta:generator>LibreOffice/7.2.2.2$MacOSX_X86_64 LibreOffice_project/02b2acce88a210515b4a5bb2e46cbfb63fe97d56</meta:generator>
    <meta:document-statistic meta:table-count="0" meta:image-count="0" meta:object-count="0" meta:page-count="1" meta:paragraph-count="8" meta:word-count="222" meta:character-count="1783" meta:non-whitespace-character-count="1569"/>
  </office:meta>
</office:document-meta>
</file>